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ЧЕСКОЕ ЗАДАНИЕ НА ДИЗАЙН: СИСТЕМА ШАБЛОНОВ И КОМПОНЕНТОВ GRINDSTONE</text:h>
      <text:h text:style-name="Heading_20_2" text:outline-level="2">ОБЩАЯ ИНФОРМАЦИЯ</text:h>
      <text:list xml:id="list3413294808" text:style-name="L1">
        <text:list-item>
          <text:p text:style-name="P1"><text:span text:style-name="Strong_20_Emphasis">Назначение:</text:span> Централизованная библиотека компонентов для обеспечения консистентности дизайна</text:p>
        </text:list-item>
        <text:list-item>
          <text:p text:style-name="P1"><text:span text:style-name="Strong_20_Emphasis">Доступ:</text:span> Только в режиме разработки (dev-only)</text:p>
        </text:list-item>
        <text:list-item>
          <text:p text:style-name="P1"><text:span text:style-name="Strong_20_Emphasis">URL:</text:span> <text:span text:style-name="Source_20_Text">/dev/components</text:span> или через Storybook</text:p>
        </text:list-item>
        <text:list-item>
          <text:p text:style-name="P1"><text:span text:style-name="Strong_20_Emphasis">Статус:</text:span> Внутренний инструмент, невидимый для конечных пользователей</text:p>
        </text:list-item>
      </text:list>
      <text:p text:style-name="Horizontal_20_Line"/>
      <text:h text:style-name="Heading_20_2" text:outline-level="2">СТРУКТУРА СИСТЕМЫ ШАБЛОНОВ</text:h>
      <text:h text:style-name="Heading_20_3" text:outline-level="3">1. БАЗОВЫЕ СТИЛИ (FOUNDATION)</text:h>
      <text:h text:style-name="Heading_20_4" text:outline-level="4">Цветовая палитра:</text:h>
      <text:p text:style-name="Text_20_body">css</text:p>
      <text:p text:style-name="Preformatted_20_Text">:root {</text:p>
      <text:p text:style-name="Preformatted_20_Text"><text:s text:c="2"/>/* Primary Colors */</text:p>
      <text:p text:style-name="Preformatted_20_Text"><text:s text:c="2"/>--primary-50: #eff6ff;</text:p>
      <text:p text:style-name="Preformatted_20_Text"><text:s text:c="2"/>--primary-500: #3b82f6;</text:p>
      <text:p text:style-name="Preformatted_20_Text"><text:s text:c="2"/>--primary-600: #2563eb;</text:p>
      <text:p text:style-name="Preformatted_20_Text"><text:s text:c="2"/>--primary-700: #1d4ed8;</text:p>
      <text:p text:style-name="Preformatted_20_Text"><text:s text:c="2"/></text:p>
      <text:p text:style-name="Preformatted_20_Text"><text:s text:c="2"/>/* Neutral Colors */</text:p>
      <text:p text:style-name="Preformatted_20_Text"><text:s text:c="2"/>--gray-50: #f9fafb;</text:p>
      <text:p text:style-name="Preformatted_20_Text"><text:s text:c="2"/>--gray-100: #f3f4f6;</text:p>
      <text:p text:style-name="Preformatted_20_Text"><text:s text:c="2"/>--gray-500: #6b7280;</text:p>
      <text:p text:style-name="Preformatted_20_Text"><text:s text:c="2"/>--gray-700: #374151;</text:p>
      <text:p text:style-name="Preformatted_20_Text"><text:s text:c="2"/>--gray-900: #111827;</text:p>
      <text:p text:style-name="Preformatted_20_Text"><text:s text:c="2"/></text:p>
      <text:p text:style-name="Preformatted_20_Text"><text:s text:c="2"/>/* Semantic Colors */</text:p>
      <text:p text:style-name="Preformatted_20_Text"><text:s text:c="2"/>--success: #10b981;</text:p>
      <text:p text:style-name="Preformatted_20_Text"><text:s text:c="2"/>--warning: #f59e0b;</text:p>
      <text:p text:style-name="Preformatted_20_Text"><text:s text:c="2"/>--error: #ef4444;</text:p>
      <text:p text:style-name="Preformatted_20_Text"><text:s text:c="2"/></text:p>
      <text:p text:style-name="Preformatted_20_Text"><text:s text:c="2"/>/* Dark Theme */</text:p>
      <text:p text:style-name="Preformatted_20_Text"><text:s text:c="2"/>--dark-bg: #111827;</text:p>
      <text:p text:style-name="Preformatted_20_Text"><text:s text:c="2"/>--dark-surface: #1f2937;</text:p>
      <text:p text:style-name="P5">}</text:p>
      <text:h text:style-name="Heading_20_4" text:outline-level="4">Типографика:</text:h>
      <text:p text:style-name="Text_20_body">css</text:p>
      <text:p text:style-name="Preformatted_20_Text">:root {</text:p>
      <text:p text:style-name="Preformatted_20_Text"><text:s text:c="2"/>/* Font Families */</text:p>
      <text:p text:style-name="Preformatted_20_Text"><text:soft-page-break/><text:s text:c="2"/>--font-sans: 'Inter', -apple-system, system-ui, sans-serif;</text:p>
      <text:p text:style-name="Preformatted_20_Text"><text:s text:c="2"/>--font-mono: 'Fira Code', 'SF Mono', monospace;</text:p>
      <text:p text:style-name="Preformatted_20_Text"><text:s text:c="2"/></text:p>
      <text:p text:style-name="Preformatted_20_Text"><text:s text:c="2"/>/* Font Sizes */</text:p>
      <text:p text:style-name="Preformatted_20_Text"><text:s text:c="2"/>--text-xs: 0.75rem;</text:p>
      <text:p text:style-name="Preformatted_20_Text"><text:s text:c="2"/>--text-sm: 0.875rem;</text:p>
      <text:p text:style-name="Preformatted_20_Text"><text:s text:c="2"/>--text-base: 1rem;</text:p>
      <text:p text:style-name="Preformatted_20_Text"><text:s text:c="2"/>--text-lg: 1.125rem;</text:p>
      <text:p text:style-name="Preformatted_20_Text"><text:s text:c="2"/>--text-xl: 1.25rem;</text:p>
      <text:p text:style-name="Preformatted_20_Text"><text:s text:c="2"/>--text-2xl: 1.5rem;</text:p>
      <text:p text:style-name="Preformatted_20_Text"><text:s text:c="2"/>--text-3xl: 1.875rem;</text:p>
      <text:p text:style-name="Preformatted_20_Text"><text:s text:c="2"/></text:p>
      <text:p text:style-name="Preformatted_20_Text"><text:s text:c="2"/>/* Font Weights */</text:p>
      <text:p text:style-name="Preformatted_20_Text"><text:s text:c="2"/>--font-normal: 400;</text:p>
      <text:p text:style-name="Preformatted_20_Text"><text:s text:c="2"/>--font-medium: 500;</text:p>
      <text:p text:style-name="Preformatted_20_Text"><text:s text:c="2"/>--font-semibold: 600;</text:p>
      <text:p text:style-name="Preformatted_20_Text"><text:s text:c="2"/>--font-bold: 700;</text:p>
      <text:p text:style-name="P5">}</text:p>
      <text:h text:style-name="Heading_20_4" text:outline-level="4">Spacing System:</text:h>
      <text:p text:style-name="Text_20_body">css</text:p>
      <text:p text:style-name="Preformatted_20_Text">:root {</text:p>
      <text:p text:style-name="Preformatted_20_Text"><text:s text:c="2"/>--space-1: 0.25rem;</text:p>
      <text:p text:style-name="Preformatted_20_Text"><text:s text:c="2"/>--space-2: 0.5rem;</text:p>
      <text:p text:style-name="Preformatted_20_Text"><text:s text:c="2"/>--space-3: 0.75rem;</text:p>
      <text:p text:style-name="Preformatted_20_Text"><text:s text:c="2"/>--space-4: 1rem;</text:p>
      <text:p text:style-name="Preformatted_20_Text"><text:s text:c="2"/>--space-5: 1.25rem;</text:p>
      <text:p text:style-name="Preformatted_20_Text"><text:s text:c="2"/>--space-6: 1.5rem;</text:p>
      <text:p text:style-name="Preformatted_20_Text"><text:s text:c="2"/>--space-8: 2rem;</text:p>
      <text:p text:style-name="Preformatted_20_Text"><text:s text:c="2"/>--space-10: 2.5rem;</text:p>
      <text:p text:style-name="Preformatted_20_Text"><text:s text:c="2"/>--space-12: 3rem;</text:p>
      <text:p text:style-name="P5">}</text:p>
      <text:h text:style-name="Heading_20_3" text:outline-level="3">2. КОМПОНЕНТЫ ИНТЕРФЕЙСА</text:h>
      <text:h text:style-name="Heading_20_4" text:outline-level="4">Кнопки (Buttons):</text:h>
      <text:p text:style-name="Text_20_body">css</text:p>
      <text:p text:style-name="Preformatted_20_Text">/* Base Button */</text:p>
      <text:p text:style-name="Preformatted_20_Text">.btn {</text:p>
      <text:p text:style-name="Preformatted_20_Text"><text:s text:c="2"/>display: inline-flex;</text:p>
      <text:p text:style-name="Preformatted_20_Text"><text:s text:c="2"/>align-items: center;</text:p>
      <text:p text:style-name="Preformatted_20_Text"><text:s text:c="2"/>justify-content: center;</text:p>
      <text:p text:style-name="Preformatted_20_Text"><text:s text:c="2"/>border-radius: 0.375rem;</text:p>
      <text:p text:style-name="Preformatted_20_Text"><text:s text:c="2"/>font-weight: 500;</text:p>
      <text:p text:style-name="Preformatted_20_Text"><text:s text:c="2"/>transition: all 0.2s;</text:p>
      <text:p text:style-name="Preformatted_20_Text"><text:s text:c="2"/>cursor: pointer;</text:p>
      <text:p text:style-name="Preformatted_20_Text">}</text:p>
      <text:p text:style-name="Preformatted_20_Text"/>
      <text:p text:style-name="Preformatted_20_Text">/* Variants */</text:p>
      <text:p text:style-name="Preformatted_20_Text">.btn-primary {</text:p>
      <text:p text:style-name="Preformatted_20_Text"><text:s text:c="2"/>background-color: var(--primary-600);</text:p>
      <text:p text:style-name="Preformatted_20_Text"><text:s text:c="2"/>color: white;</text:p>
      <text:p text:style-name="Preformatted_20_Text">}</text:p>
      <text:p text:style-name="Preformatted_20_Text"/>
      <text:p text:style-name="Preformatted_20_Text">.btn-secondary {</text:p>
      <text:p text:style-name="Preformatted_20_Text"><text:s text:c="2"/>background-color: var(--gray-100);</text:p>
      <text:p text:style-name="Preformatted_20_Text"><text:s text:c="2"/>color: var(--gray-700);</text:p>
      <text:p text:style-name="Preformatted_20_Text">}</text:p>
      <text:p text:style-name="Preformatted_20_Text"><text:soft-page-break/></text:p>
      <text:p text:style-name="Preformatted_20_Text">.btn-danger {</text:p>
      <text:p text:style-name="Preformatted_20_Text"><text:s text:c="2"/>background-color: var(--error);</text:p>
      <text:p text:style-name="Preformatted_20_Text"><text:s text:c="2"/>color: white;</text:p>
      <text:p text:style-name="Preformatted_20_Text">}</text:p>
      <text:p text:style-name="Preformatted_20_Text"/>
      <text:p text:style-name="Preformatted_20_Text">/* Sizes */</text:p>
      <text:p text:style-name="Preformatted_20_Text">.btn-sm {</text:p>
      <text:p text:style-name="Preformatted_20_Text"><text:s text:c="2"/>padding: var(--space-2) var(--space-3);</text:p>
      <text:p text:style-name="Preformatted_20_Text"><text:s text:c="2"/>font-size: var(--text-sm);</text:p>
      <text:p text:style-name="Preformatted_20_Text">}</text:p>
      <text:p text:style-name="Preformatted_20_Text"/>
      <text:p text:style-name="Preformatted_20_Text">.btn-md {</text:p>
      <text:p text:style-name="Preformatted_20_Text"><text:s text:c="2"/>padding: var(--space-3) var(--space-4);</text:p>
      <text:p text:style-name="Preformatted_20_Text"><text:s text:c="2"/>font-size: var(--text-base);</text:p>
      <text:p text:style-name="Preformatted_20_Text">}</text:p>
      <text:p text:style-name="Preformatted_20_Text"/>
      <text:p text:style-name="Preformatted_20_Text">.btn-lg {</text:p>
      <text:p text:style-name="Preformatted_20_Text"><text:s text:c="2"/>padding: var(--space-4) var(--space-6);</text:p>
      <text:p text:style-name="Preformatted_20_Text"><text:s text:c="2"/>font-size: var(--text-lg);</text:p>
      <text:p text:style-name="P5">}</text:p>
      <text:h text:style-name="Heading_20_4" text:outline-level="4">Формы (Form Elements):</text:h>
      <text:p text:style-name="Text_20_body">css</text:p>
      <text:p text:style-name="Preformatted_20_Text">/* Input Fields */</text:p>
      <text:p text:style-name="Preformatted_20_Text">.input {</text:p>
      <text:p text:style-name="Preformatted_20_Text"><text:s text:c="2"/>width: 100%;</text:p>
      <text:p text:style-name="Preformatted_20_Text"><text:s text:c="2"/>padding: var(--space-3) var(--space-4);</text:p>
      <text:p text:style-name="Preformatted_20_Text"><text:s text:c="2"/>border: 1px solid var(--gray-300);</text:p>
      <text:p text:style-name="Preformatted_20_Text"><text:s text:c="2"/>border-radius: 0.375rem;</text:p>
      <text:p text:style-name="Preformatted_20_Text"><text:s text:c="2"/>transition: border-color 0.2s;</text:p>
      <text:p text:style-name="Preformatted_20_Text">}</text:p>
      <text:p text:style-name="Preformatted_20_Text"/>
      <text:p text:style-name="Preformatted_20_Text">.input:focus {</text:p>
      <text:p text:style-name="Preformatted_20_Text"><text:s text:c="2"/>outline: none;</text:p>
      <text:p text:style-name="Preformatted_20_Text"><text:s text:c="2"/>border-color: var(--primary-500);</text:p>
      <text:p text:style-name="Preformatted_20_Text"><text:s text:c="2"/>box-shadow: 0 0 0 3px rgba(59, 130, 246, 0.1);</text:p>
      <text:p text:style-name="Preformatted_20_Text">}</text:p>
      <text:p text:style-name="Preformatted_20_Text"/>
      <text:p text:style-name="Preformatted_20_Text">/* Checkboxes and Radios */</text:p>
      <text:p text:style-name="Preformatted_20_Text">.checkbox {</text:p>
      <text:p text:style-name="Preformatted_20_Text"><text:s text:c="2"/>width: 1rem;</text:p>
      <text:p text:style-name="Preformatted_20_Text"><text:s text:c="2"/>height: 1rem;</text:p>
      <text:p text:style-name="Preformatted_20_Text"><text:s text:c="2"/>border-radius: 0.25rem;</text:p>
      <text:p text:style-name="Preformatted_20_Text"><text:s text:c="2"/>border: 1px solid var(--gray-300);</text:p>
      <text:p text:style-name="Preformatted_20_Text">}</text:p>
      <text:p text:style-name="Preformatted_20_Text"/>
      <text:p text:style-name="Preformatted_20_Text">/* Select Dropdowns */</text:p>
      <text:p text:style-name="Preformatted_20_Text">.select {</text:p>
      <text:p text:style-name="Preformatted_20_Text"><text:s text:c="2"/>background-image: url("data:image/svg+xml,...");</text:p>
      <text:p text:style-name="Preformatted_20_Text"><text:s text:c="2"/>background-position: right 0.5rem center;</text:p>
      <text:p text:style-name="Preformatted_20_Text"><text:s text:c="2"/>background-repeat: no-repeat;</text:p>
      <text:p text:style-name="Preformatted_20_Text"><text:s text:c="2"/>background-size: 1.5em 1.5em;</text:p>
      <text:p text:style-name="P5">}</text:p>
      <text:h text:style-name="Heading_20_4" text:outline-level="4">Карточки (Cards):</text:h>
      <text:p text:style-name="Text_20_body">css</text:p>
      <text:p text:style-name="Preformatted_20_Text">.card {</text:p>
      <text:p text:style-name="Preformatted_20_Text"><text:s text:c="2"/>background: white;</text:p>
      <text:p text:style-name="Preformatted_20_Text"><text:soft-page-break/><text:s text:c="2"/>border-radius: 0.5rem;</text:p>
      <text:p text:style-name="Preformatted_20_Text"><text:s text:c="2"/>box-shadow: 0 1px 3px 0 rgba(0, 0, 0, 0.1);</text:p>
      <text:p text:style-name="Preformatted_20_Text"><text:s text:c="2"/>border: 1px solid var(--gray-200);</text:p>
      <text:p text:style-name="Preformatted_20_Text">}</text:p>
      <text:p text:style-name="Preformatted_20_Text"/>
      <text:p text:style-name="Preformatted_20_Text">.card-header {</text:p>
      <text:p text:style-name="Preformatted_20_Text"><text:s text:c="2"/>padding: var(--space-4);</text:p>
      <text:p text:style-name="Preformatted_20_Text"><text:s text:c="2"/>border-bottom: 1px solid var(--gray-200);</text:p>
      <text:p text:style-name="Preformatted_20_Text">}</text:p>
      <text:p text:style-name="Preformatted_20_Text"/>
      <text:p text:style-name="Preformatted_20_Text">.card-body {</text:p>
      <text:p text:style-name="Preformatted_20_Text"><text:s text:c="2"/>padding: var(--space-4);</text:p>
      <text:p text:style-name="Preformatted_20_Text">}</text:p>
      <text:p text:style-name="Preformatted_20_Text"/>
      <text:p text:style-name="Preformatted_20_Text">.card-footer {</text:p>
      <text:p text:style-name="Preformatted_20_Text"><text:s text:c="2"/>padding: var(--space-4);</text:p>
      <text:p text:style-name="Preformatted_20_Text"><text:s text:c="2"/>border-top: 1px solid var(--gray-200);</text:p>
      <text:p text:style-name="P5">}</text:p>
      <text:h text:style-name="Heading_20_3" text:outline-level="3">3. УТИЛИТАРНЫЕ КЛАССЫ</text:h>
      <text:h text:style-name="Heading_20_4" text:outline-level="4">Spacing Utilities:</text:h>
      <text:p text:style-name="Text_20_body">css</text:p>
      <text:p text:style-name="Preformatted_20_Text">/* Margin */</text:p>
      <text:p text:style-name="Preformatted_20_Text">.m-1 { margin: var(--space-1); }</text:p>
      <text:p text:style-name="Preformatted_20_Text">.mt-2 { margin-top: var(--space-2); }</text:p>
      <text:p text:style-name="Preformatted_20_Text">.mb-3 { margin-bottom: var(--space-3); }</text:p>
      <text:p text:style-name="Preformatted_20_Text"/>
      <text:p text:style-name="Preformatted_20_Text">/* Padding */</text:p>
      <text:p text:style-name="Preformatted_20_Text">.p-4 { padding: var(--space-4); }</text:p>
      <text:p text:style-name="Preformatted_20_Text">.pt-2 { padding-top: var(--space-2); }</text:p>
      <text:p text:style-name="P5">.px-4 { padding-left: var(--space-4); padding-right: var(--space-4); }</text:p>
      <text:h text:style-name="Heading_20_4" text:outline-level="4">Flexbox Utilities:</text:h>
      <text:p text:style-name="Text_20_body">css</text:p>
      <text:p text:style-name="Preformatted_20_Text">.flex { display: flex; }</text:p>
      <text:p text:style-name="Preformatted_20_Text">.items-center { align-items: center; }</text:p>
      <text:p text:style-name="Preformatted_20_Text">.justify-between { justify-content: space-between; }</text:p>
      <text:p text:style-name="P5">.gap-4 { gap: var(--space-4); }</text:p>
      <text:h text:style-name="Heading_20_4" text:outline-level="4">Text Utilities:</text:h>
      <text:p text:style-name="Text_20_body">css</text:p>
      <text:p text:style-name="Preformatted_20_Text">.text-center { text-align: center; }</text:p>
      <text:p text:style-name="Preformatted_20_Text">.font-semibold { font-weight: var(--font-semibold); }</text:p>
      <text:p text:style-name="P5">.text-error { color: var(--error); }</text:p>
      <text:h text:style-name="Heading_20_3" text:outline-level="3">4. КОМПОНЕНТЫ СЛОЖНОЙ ЛОГИКИ</text:h>
      <text:h text:style-name="Heading_20_4" text:outline-level="4">Модальные окна (Modals):</text:h>
      <text:p text:style-name="Text_20_body">css</text:p>
      <text:p text:style-name="Preformatted_20_Text">.modal-overlay {</text:p>
      <text:p text:style-name="Preformatted_20_Text"><text:s text:c="2"/>position: fixed;</text:p>
      <text:p text:style-name="Preformatted_20_Text"><text:soft-page-break/><text:s text:c="2"/>inset: 0;</text:p>
      <text:p text:style-name="Preformatted_20_Text"><text:s text:c="2"/>background-color: rgba(0, 0, 0, 0.5);</text:p>
      <text:p text:style-name="Preformatted_20_Text"><text:s text:c="2"/>display: flex;</text:p>
      <text:p text:style-name="Preformatted_20_Text"><text:s text:c="2"/>align-items: center;</text:p>
      <text:p text:style-name="Preformatted_20_Text"><text:s text:c="2"/>justify-content: center;</text:p>
      <text:p text:style-name="Preformatted_20_Text"><text:s text:c="2"/>z-index: 50;</text:p>
      <text:p text:style-name="Preformatted_20_Text">}</text:p>
      <text:p text:style-name="Preformatted_20_Text"/>
      <text:p text:style-name="Preformatted_20_Text">.modal-content {</text:p>
      <text:p text:style-name="Preformatted_20_Text"><text:s text:c="2"/>background: white;</text:p>
      <text:p text:style-name="Preformatted_20_Text"><text:s text:c="2"/>border-radius: 0.5rem;</text:p>
      <text:p text:style-name="Preformatted_20_Text"><text:s text:c="2"/>max-width: 90vw;</text:p>
      <text:p text:style-name="Preformatted_20_Text"><text:s text:c="2"/>max-height: 90vh;</text:p>
      <text:p text:style-name="Preformatted_20_Text"><text:s text:c="2"/>overflow: auto;</text:p>
      <text:p text:style-name="P5">}</text:p>
      <text:h text:style-name="Heading_20_4" text:outline-level="4">Навигация (Navigation):</text:h>
      <text:p text:style-name="Text_20_body">css</text:p>
      <text:p text:style-name="Preformatted_20_Text">.sidebar {</text:p>
      <text:p text:style-name="Preformatted_20_Text"><text:s text:c="2"/>width: 280px;</text:p>
      <text:p text:style-name="Preformatted_20_Text"><text:s text:c="2"/>height: 100vh;</text:p>
      <text:p text:style-name="Preformatted_20_Text"><text:s text:c="2"/>background: var(--gray-50);</text:p>
      <text:p text:style-name="Preformatted_20_Text"><text:s text:c="2"/>border-right: 1px solid var(--gray-200);</text:p>
      <text:p text:style-name="Preformatted_20_Text">}</text:p>
      <text:p text:style-name="Preformatted_20_Text"/>
      <text:p text:style-name="Preformatted_20_Text">.nav-item {</text:p>
      <text:p text:style-name="Preformatted_20_Text"><text:s text:c="2"/>display: flex;</text:p>
      <text:p text:style-name="Preformatted_20_Text"><text:s text:c="2"/>align-items: center;</text:p>
      <text:p text:style-name="Preformatted_20_Text"><text:s text:c="2"/>padding: var(--space-3) var(--space-4);</text:p>
      <text:p text:style-name="Preformatted_20_Text"><text:s text:c="2"/>color: var(--gray-700);</text:p>
      <text:p text:style-name="Preformatted_20_Text"><text:s text:c="2"/>border-radius: 0.375rem;</text:p>
      <text:p text:style-name="Preformatted_20_Text">}</text:p>
      <text:p text:style-name="Preformatted_20_Text"/>
      <text:p text:style-name="Preformatted_20_Text">.nav-item.active {</text:p>
      <text:p text:style-name="Preformatted_20_Text"><text:s text:c="2"/>background-color: var(--primary-50);</text:p>
      <text:p text:style-name="Preformatted_20_Text"><text:s text:c="2"/>color: var(--primary-700);</text:p>
      <text:p text:style-name="P5">}</text:p>
      <text:h text:style-name="Heading_20_4" text:outline-level="4">Уведомления (Toasts):</text:h>
      <text:p text:style-name="Text_20_body">css</text:p>
      <text:p text:style-name="Preformatted_20_Text">.toast {</text:p>
      <text:p text:style-name="Preformatted_20_Text"><text:s text:c="2"/>position: fixed;</text:p>
      <text:p text:style-name="Preformatted_20_Text"><text:s text:c="2"/>bottom: 1rem;</text:p>
      <text:p text:style-name="Preformatted_20_Text"><text:s text:c="2"/>right: 1rem;</text:p>
      <text:p text:style-name="Preformatted_20_Text"><text:s text:c="2"/>padding: var(--space-3) var(--space-4);</text:p>
      <text:p text:style-name="Preformatted_20_Text"><text:s text:c="2"/>border-radius: 0.375rem;</text:p>
      <text:p text:style-name="Preformatted_20_Text"><text:s text:c="2"/>box-shadow: 0 4px 6px -1px rgba(0, 0, 0, 0.1);</text:p>
      <text:p text:style-name="Preformatted_20_Text"><text:s text:c="2"/>z-index: 100;</text:p>
      <text:p text:style-name="Preformatted_20_Text">}</text:p>
      <text:p text:style-name="Preformatted_20_Text"/>
      <text:p text:style-name="Preformatted_20_Text">.toast-success {</text:p>
      <text:p text:style-name="Preformatted_20_Text"><text:s text:c="2"/>background-color: var(--success);</text:p>
      <text:p text:style-name="Preformatted_20_Text"><text:s text:c="2"/>color: white;</text:p>
      <text:p text:style-name="Preformatted_20_Text">}</text:p>
      <text:p text:style-name="Preformatted_20_Text"/>
      <text:p text:style-name="Preformatted_20_Text">.toast-error {</text:p>
      <text:p text:style-name="Preformatted_20_Text"><text:s text:c="2"/>background-color: var(--error);</text:p>
      <text:p text:style-name="Preformatted_20_Text"><text:s text:c="2"/>color: white;</text:p>
      <text:p text:style-name="P5">}</text:p>
      <text:h text:style-name="Heading_20_3" text:outline-level="3"><text:soft-page-break/>5. АНИМАЦИИ И ПЕРЕХОДЫ</text:h>
      <text:p text:style-name="Text_20_body">css</text:p>
      <text:p text:style-name="Preformatted_20_Text">/* Fade In */</text:p>
      <text:p text:style-name="Preformatted_20_Text">@keyframes fadeIn {</text:p>
      <text:p text:style-name="Preformatted_20_Text"><text:s text:c="2"/>from { opacity: 0; }</text:p>
      <text:p text:style-name="Preformatted_20_Text"><text:s text:c="2"/>to { opacity: 1; }</text:p>
      <text:p text:style-name="Preformatted_20_Text">}</text:p>
      <text:p text:style-name="Preformatted_20_Text"/>
      <text:p text:style-name="Preformatted_20_Text">.fade-in {</text:p>
      <text:p text:style-name="Preformatted_20_Text"><text:s text:c="2"/>animation: fadeIn 0.2s ease-in-out;</text:p>
      <text:p text:style-name="Preformatted_20_Text">}</text:p>
      <text:p text:style-name="Preformatted_20_Text"/>
      <text:p text:style-name="Preformatted_20_Text">/* Slide In */</text:p>
      <text:p text:style-name="Preformatted_20_Text">@keyframes slideIn {</text:p>
      <text:p text:style-name="Preformatted_20_Text"><text:s text:c="2"/>from { transform: translateY(10px); opacity: 0; }</text:p>
      <text:p text:style-name="Preformatted_20_Text"><text:s text:c="2"/>to { transform: translateY(0); opacity: 1; }</text:p>
      <text:p text:style-name="Preformatted_20_Text">}</text:p>
      <text:p text:style-name="Preformatted_20_Text"/>
      <text:p text:style-name="Preformatted_20_Text">.slide-in {</text:p>
      <text:p text:style-name="Preformatted_20_Text"><text:s text:c="2"/>animation: slideIn 0.3s ease-out;</text:p>
      <text:p text:style-name="Preformatted_20_Text">}</text:p>
      <text:p text:style-name="Preformatted_20_Text"/>
      <text:p text:style-name="Preformatted_20_Text">/* Hover Effects */</text:p>
      <text:p text:style-name="Preformatted_20_Text">.hover-lift {</text:p>
      <text:p text:style-name="Preformatted_20_Text"><text:s text:c="2"/>transition: transform 0.2s, box-shadow 0.2s;</text:p>
      <text:p text:style-name="Preformatted_20_Text">}</text:p>
      <text:p text:style-name="Preformatted_20_Text"/>
      <text:p text:style-name="Preformatted_20_Text">.hover-lift:hover {</text:p>
      <text:p text:style-name="Preformatted_20_Text"><text:s text:c="2"/>transform: translateY(-2px);</text:p>
      <text:p text:style-name="Preformatted_20_Text"><text:s text:c="2"/>box-shadow: 0 4px 6px -1px rgba(0, 0, 0, 0.1);</text:p>
      <text:p text:style-name="P5">}</text:p>
      <text:h text:style-name="Heading_20_3" text:outline-level="3">6. СИСТЕМА СЕТКИ (GRID SYSTEM)</text:h>
      <text:p text:style-name="Text_20_body">css</text:p>
      <text:p text:style-name="Preformatted_20_Text">.container {</text:p>
      <text:p text:style-name="Preformatted_20_Text"><text:s text:c="2"/>width: 100%;</text:p>
      <text:p text:style-name="Preformatted_20_Text"><text:s text:c="2"/>max-width: 1200px;</text:p>
      <text:p text:style-name="Preformatted_20_Text"><text:s text:c="2"/>margin: 0 auto;</text:p>
      <text:p text:style-name="Preformatted_20_Text"><text:s text:c="2"/>padding: 0 var(--space-4);</text:p>
      <text:p text:style-name="Preformatted_20_Text">}</text:p>
      <text:p text:style-name="Preformatted_20_Text"/>
      <text:p text:style-name="Preformatted_20_Text">.grid {</text:p>
      <text:p text:style-name="Preformatted_20_Text"><text:s text:c="2"/>display: grid;</text:p>
      <text:p text:style-name="Preformatted_20_Text"><text:s text:c="2"/>gap: var(--space-4);</text:p>
      <text:p text:style-name="Preformatted_20_Text">}</text:p>
      <text:p text:style-name="Preformatted_20_Text"/>
      <text:p text:style-name="Preformatted_20_Text">.grid-cols-1 { grid-template-columns: repeat(1, minmax(0, 1fr)); }</text:p>
      <text:p text:style-name="Preformatted_20_Text">.grid-cols-2 { grid-template-columns: repeat(2, minmax(0, 1fr)); }</text:p>
      <text:p text:style-name="Preformatted_20_Text">.grid-cols-3 { grid-template-columns: repeat(3, minmax(0, 1fr)); }</text:p>
      <text:p text:style-name="Preformatted_20_Text"/>
      <text:p text:style-name="Preformatted_20_Text">@media (min-width: 768px) {</text:p>
      <text:p text:style-name="Preformatted_20_Text"><text:s text:c="2"/>.md\:grid-cols-2 { grid-template-columns: repeat(2, minmax(0, 1fr)); }</text:p>
      <text:p text:style-name="Preformatted_20_Text"><text:s text:c="2"/>.md\:grid-cols-3 { grid-template-columns: repeat(3, minmax(0, 1fr)); }</text:p>
      <text:p text:style-name="P5">}</text:p>
      <text:h text:style-name="Heading_20_3" text:outline-level="3">7. ТЕМНАЯ ТЕМА</text:h>
      <text:p text:style-name="Text_20_body">css</text:p>
      <text:p text:style-name="Preformatted_20_Text"><text:soft-page-break/>@media (prefers-color-scheme: dark) {</text:p>
      <text:p text:style-name="Preformatted_20_Text"><text:s text:c="2"/>:root {</text:p>
      <text:p text:style-name="Preformatted_20_Text"><text:s text:c="4"/>--bg-color: var(--dark-bg);</text:p>
      <text:p text:style-name="Preformatted_20_Text"><text:s text:c="4"/>--surface-color: var(--dark-surface);</text:p>
      <text:p text:style-name="Preformatted_20_Text"><text:s text:c="4"/>--text-color: var(--gray-100);</text:p>
      <text:p text:style-name="Preformatted_20_Text"><text:s text:c="4"/>--border-color: var(--gray-700);</text:p>
      <text:p text:style-name="Preformatted_20_Text"><text:s text:c="2"/>}</text:p>
      <text:p text:style-name="Preformatted_20_Text"><text:s text:c="2"/></text:p>
      <text:p text:style-name="Preformatted_20_Text"><text:s text:c="2"/>.card {</text:p>
      <text:p text:style-name="Preformatted_20_Text"><text:s text:c="4"/>background: var(--surface-color);</text:p>
      <text:p text:style-name="Preformatted_20_Text"><text:s text:c="4"/>border-color: var(--border-color);</text:p>
      <text:p text:style-name="Preformatted_20_Text"><text:s text:c="2"/>}</text:p>
      <text:p text:style-name="Preformatted_20_Text"><text:s text:c="2"/></text:p>
      <text:p text:style-name="Preformatted_20_Text"><text:s text:c="2"/>.input {</text:p>
      <text:p text:style-name="Preformatted_20_Text"><text:s text:c="4"/>background: var(--surface-color);</text:p>
      <text:p text:style-name="Preformatted_20_Text"><text:s text:c="4"/>border-color: var(--border-color);</text:p>
      <text:p text:style-name="Preformatted_20_Text"><text:s text:c="4"/>color: var(--text-color);</text:p>
      <text:p text:style-name="Preformatted_20_Text"><text:s text:c="2"/>}</text:p>
      <text:p text:style-name="P5">}</text:p>
      <text:h text:style-name="Heading_20_3" text:outline-level="3">8. СИСТЕМА ОРГАНИЗАЦИИ ФАЙЛОВ</text:h>
      <text:p text:style-name="Text_20_body">text</text:p>
      <text:p text:style-name="Preformatted_20_Text">src/</text:p>
      <text:p text:style-name="Preformatted_20_Text">├── styles/</text:p>
      <text:p text:style-name="Preformatted_20_Text">│ <text:s text:c="2"/>├── base/ <text:s text:c="10"/># Базовые стили</text:p>
      <text:p text:style-name="Preformatted_20_Text">│ <text:s text:c="2"/>│ <text:s text:c="2"/>├── _colors.css</text:p>
      <text:p text:style-name="Preformatted_20_Text">│ <text:s text:c="2"/>│ <text:s text:c="2"/>├── _typography.css</text:p>
      <text:p text:style-name="Preformatted_20_Text">│ <text:s text:c="2"/>│ <text:s text:c="2"/>└── _variables.css</text:p>
      <text:p text:style-name="Preformatted_20_Text">│ <text:s text:c="2"/>├── components/ <text:s text:c="4"/># Компоненты</text:p>
      <text:p text:style-name="Preformatted_20_Text">│ <text:s text:c="2"/>│ <text:s text:c="2"/>├── _buttons.css</text:p>
      <text:p text:style-name="Preformatted_20_Text">│ <text:s text:c="2"/>│ <text:s text:c="2"/>├── _forms.css</text:p>
      <text:p text:style-name="Preformatted_20_Text">│ <text:s text:c="2"/>│ <text:s text:c="2"/>└── _cards.css</text:p>
      <text:p text:style-name="Preformatted_20_Text">│ <text:s text:c="2"/>├── utilities/ <text:s text:c="5"/># Утилитарные классы</text:p>
      <text:p text:style-name="Preformatted_20_Text">│ <text:s text:c="2"/>│ <text:s text:c="2"/>├── _spacing.css</text:p>
      <text:p text:style-name="Preformatted_20_Text">│ <text:s text:c="2"/>│ <text:s text:c="2"/>├── _flexbox.css</text:p>
      <text:p text:style-name="Preformatted_20_Text">│ <text:s text:c="2"/>│ <text:s text:c="2"/>└── _text.css</text:p>
      <text:p text:style-name="Preformatted_20_Text">│ <text:s text:c="2"/>└── main.css <text:s text:c="7"/># Основной файл импорта</text:p>
      <text:p text:style-name="Preformatted_20_Text">└── stories/ <text:s text:c="10"/># Документация компонентов (Storybook)</text:p>
      <text:p text:style-name="Preformatted_20_Text"><text:s text:c="4"/>├── button.stories.js</text:p>
      <text:p text:style-name="Preformatted_20_Text"><text:s text:c="4"/>├── form.stories.js</text:p>
      <text:p text:style-name="P5"><text:s text:c="4"/>└── card.stories.js</text:p>
      <text:h text:style-name="Heading_20_3" text:outline-level="3">9. ДОКУМЕНТАЦИЯ И ИНСТРУКЦИИ</text:h>
      <text:p text:style-name="Text_20_body">Каждый компонент включает:</text:p>
      <text:list xml:id="list4132463741" text:style-name="L2">
        <text:list-item>
          <text:p text:style-name="P2"><text:span text:style-name="Strong_20_Emphasis">Примеры использования</text:span> в различных состояниях</text:p>
        </text:list-item>
        <text:list-item>
          <text:p text:style-name="P2"><text:span text:style-name="Strong_20_Emphasis">Варианты модификаторов</text:span> (размеры, цвета, состояния)</text:p>
        </text:list-item>
        <text:list-item>
          <text:p text:style-name="P2"><text:span text:style-name="Strong_20_Emphasis">Рекомендации по доступности</text:span> (ARIA-атрибуты)</text:p>
        </text:list-item>
        <text:list-item>
          <text:p text:style-name="P2"><text:span text:style-name="Strong_20_Emphasis">Ограничения и предупреждения</text:span> по использованию</text:p>
        </text:list-item>
        <text:list-item>
          <text:p text:style-name="P2"><text:span text:style-name="Strong_20_Emphasis">Тестовые случаи</text:span> для QA</text:p>
        </text:list-item>
      </text:list>
      <text:p text:style-name="Horizontal_20_Line"/>
      <text:h text:style-name="Heading_20_2" text:outline-level="2"><text:soft-page-break/>ИНСТРУКЦИЯ ПО ИСПОЛЬЗОВАНИЮ</text:h>
      <text:h text:style-name="Heading_20_3" text:outline-level="3">Для разработчиков:</text:h>
      <text:list xml:id="list1645082310" text:style-name="L3">
        <text:list-item>
          <text:p text:style-name="P3">Импортируйте основной CSS-файл</text:p>
        </text:list-item>
        <text:list-item>
          <text:p text:style-name="P3">Используйте HTML-структуру из документации</text:p>
        </text:list-item>
        <text:list-item>
          <text:p text:style-name="P3">Применяйте соответствующие CSS-классы</text:p>
        </text:list-item>
        <text:list-item>
          <text:p text:style-name="P3">Следуйте рекомендациям по доступности</text:p>
        </text:list-item>
      </text:list>
      <text:h text:style-name="Heading_20_3" text:outline-level="3">Для дизайнеров:</text:h>
      <text:list xml:id="list583220459" text:style-name="L4">
        <text:list-item>
          <text:p text:style-name="P4">Используйте утвержденную цветовую палитру</text:p>
        </text:list-item>
        <text:list-item>
          <text:p text:style-name="P4">Соблюдайте систему spacing</text:p>
        </text:list-item>
        <text:list-item>
          <text:p text:style-name="P4">Проверяйте контрастность для доступности</text:p>
        </text:list-item>
        <text:list-item>
          <text:p text:style-name="P4">Тестируйте на различных устройствах</text:p>
        </text:list-item>
      </text:list>
      <text:p text:style-name="Text_20_body">Эта система шаблонов обеспечит консистентность дизайна across всего приложения и ускорит процесс разработки за счет повторного использования компонен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10:16:10.717831048</meta:creation-date>
    <dc:date>2025-09-06T10:17:13.627529203</dc:date>
    <meta:editing-duration>PT1M3S</meta:editing-duration>
    <meta:editing-cycles>1</meta:editing-cycles>
    <meta:document-statistic meta:table-count="0" meta:image-count="0" meta:object-count="0" meta:page-count="8" meta:paragraph-count="340" meta:word-count="1039" meta:character-count="7612" meta:non-whitespace-character-count="6589"/>
    <meta:generator>LibreOffice/6.0.7.3$Linux_x86 LibreOffice_project/00m0$Build-3</meta:generator>
  </office:meta>
</office:document-meta>
</file>